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16.28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15.49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21.8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7.52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w" table:style-name="ta1">
        <table:shapes>
          <draw:frame draw:z-index="0" draw:style-name="gr1" draw:text-style-name="P1" svg:width="159.99mm" svg:height="89.99mm" svg:x="319.8mm" svg:y="100.34mm">
            <loext:p draw:notify-on-update-of-ranges="new.C1:new.C1 new.C2:new.C36 new.D1:new.D1 new.D2:new.D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299.14mm" svg:y="202.15mm">
            <loext:p draw:notify-on-update-of-ranges="new.F1:new.F1 new.F2:new.F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21.71mm" svg:y="0.27mm">
            <loext:p draw:notify-on-update-of-ranges="new.G1:new.G1 new.G2:new.G3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87.65mm" svg:height="87.66mm" svg:x="120.56mm" svg:y="9.56mm">
            <loext:p draw:notify-on-update-of-ranges="new.G1:new.G1 new.G2:new.G17 new.C1:new.C1 new.C2:new.C1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59.99mm" svg:height="89.99mm" svg:x="129.09mm" svg:y="87.87mm">
            <loext:p draw:notify-on-update-of-ranges="new.G1:new.G1 new.G2:new.G36 new.C1:new.C1 new.C2:new.C3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37</text:p>
          </table:table-cell>
          <table:table-cell office:value-type="float" office:value="0.007371" calcext:value-type="float">
            <text:p>0.007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49" calcext:value-type="float">
            <text:p>6744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38</text:p>
          </table:table-cell>
          <table:table-cell office:value-type="float" office:value="0.00792" calcext:value-type="float">
            <text:p>0.00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58" calcext:value-type="float">
            <text:p>9105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39</text:p>
          </table:table-cell>
          <table:table-cell office:value-type="float" office:value="0.00585" calcext:value-type="float">
            <text:p>0.00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130" calcext:value-type="float">
            <text:p>731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0</text:p>
          </table:table-cell>
          <table:table-cell office:value-type="float" office:value="0.005633" calcext:value-type="float">
            <text:p>0.005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30" calcext:value-type="float">
            <text:p>654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1</text:p>
          </table:table-cell>
          <table:table-cell office:value-type="float" office:value="0.005165" calcext:value-type="float">
            <text:p>0.005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05" calcext:value-type="float">
            <text:p>575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2</text:p>
          </table:table-cell>
          <table:table-cell office:value-type="float" office:value="0.006438" calcext:value-type="float">
            <text:p>0.006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70" calcext:value-type="float">
            <text:p>7517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3</text:p>
          </table:table-cell>
          <table:table-cell office:value-type="float" office:value="0.019473" calcext:value-type="float">
            <text:p>0.01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49" calcext:value-type="float">
            <text:p>6894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4</text:p>
          </table:table-cell>
          <table:table-cell office:value-type="float" office:value="0.008525" calcext:value-type="float">
            <text:p>0.00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78" calcext:value-type="float">
            <text:p>7627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5</text:p>
          </table:table-cell>
          <table:table-cell office:value-type="float" office:value="0.007649" calcext:value-type="float">
            <text:p>0.007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55" calcext:value-type="float">
            <text:p>8015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6</text:p>
          </table:table-cell>
          <table:table-cell office:value-type="float" office:value="0.007853" calcext:value-type="float">
            <text:p>0.007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41" calcext:value-type="float">
            <text:p>8074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7</text:p>
          </table:table-cell>
          <table:table-cell office:value-type="float" office:value="0.019344" calcext:value-type="float">
            <text:p>0.01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13" calcext:value-type="float">
            <text:p>7051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8</text:p>
          </table:table-cell>
          <table:table-cell office:value-type="float" office:value="0.011621" calcext:value-type="float">
            <text:p>0.011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47" calcext:value-type="float">
            <text:p>87047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9</text:p>
          </table:table-cell>
          <table:table-cell office:value-type="float" office:value="0.010558" calcext:value-type="float">
            <text:p>0.01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95" calcext:value-type="float">
            <text:p>8239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0</text:p>
          </table:table-cell>
          <table:table-cell office:value-type="float" office:value="0.016396" calcext:value-type="float">
            <text:p>0.016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93" calcext:value-type="float">
            <text:p>67293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1</text:p>
          </table:table-cell>
          <table:table-cell office:value-type="float" office:value="0.009549" calcext:value-type="float">
            <text:p>0.009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61" calcext:value-type="float">
            <text:p>6856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2</text:p>
          </table:table-cell>
          <table:table-cell office:value-type="float" office:value="0.02564" calcext:value-type="float">
            <text:p>0.0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96" calcext:value-type="float">
            <text:p>7289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3</text:p>
          </table:table-cell>
          <table:table-cell office:value-type="float" office:value="0.029663" calcext:value-type="float">
            <text:p>0.029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02" calcext:value-type="float">
            <text:p>80102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4</text:p>
          </table:table-cell>
          <table:table-cell office:value-type="float" office:value="0.032014" calcext:value-type="float">
            <text:p>0.03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26" calcext:value-type="float">
            <text:p>7522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5</text:p>
          </table:table-cell>
          <table:table-cell office:value-type="float" office:value="0.018249" calcext:value-type="float">
            <text:p>0.018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98" calcext:value-type="float">
            <text:p>6979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6</text:p>
          </table:table-cell>
          <table:table-cell office:value-type="float" office:value="0.063454" calcext:value-type="float">
            <text:p>0.063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66" calcext:value-type="float">
            <text:p>6326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7</text:p>
          </table:table-cell>
          <table:table-cell office:value-type="float" office:value="0.087297" calcext:value-type="float">
            <text:p>0.087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79" calcext:value-type="float">
            <text:p>80779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8</text:p>
          </table:table-cell>
          <table:table-cell office:value-type="float" office:value="0.054696" calcext:value-type="float">
            <text:p>0.05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44" calcext:value-type="float">
            <text:p>7114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9</text:p>
          </table:table-cell>
          <table:table-cell office:value-type="float" office:value="0.096093" calcext:value-type="float">
            <text:p>0.096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32" calcext:value-type="float">
            <text:p>7523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0</text:p>
          </table:table-cell>
          <table:table-cell office:value-type="float" office:value="0.189185" calcext:value-type="float">
            <text:p>0.189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37" calcext:value-type="float">
            <text:p>74537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1</text:p>
          </table:table-cell>
          <table:table-cell office:value-type="float" office:value="0.528221" calcext:value-type="float">
            <text:p>0.528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84" calcext:value-type="float">
            <text:p>7718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2</text:p>
          </table:table-cell>
          <table:table-cell office:value-type="float" office:value="1.900289" calcext:value-type="float">
            <text:p>1.90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40" calcext:value-type="float">
            <text:p>70040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3</text:p>
          </table:table-cell>
          <table:table-cell office:value-type="float" office:value="3.754036" calcext:value-type="float">
            <text:p>3.75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26" calcext:value-type="float">
            <text:p>67026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4</text:p>
          </table:table-cell>
          <table:table-cell office:value-type="float" office:value="4.193562" calcext:value-type="float">
            <text:p>4.19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74" calcext:value-type="float">
            <text:p>68074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5</text:p>
          </table:table-cell>
          <table:table-cell office:value-type="float" office:value="4.293635" calcext:value-type="float">
            <text:p>4.293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12" calcext:value-type="float">
            <text:p>68512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6</text:p>
          </table:table-cell>
          <table:table-cell office:value-type="float" office:value="4.781695" calcext:value-type="float">
            <text:p>4.78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96" calcext:value-type="float">
            <text:p>71996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7</text:p>
          </table:table-cell>
          <table:table-cell office:value-type="float" office:value="5.215682" calcext:value-type="float">
            <text:p>5.215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90" calcext:value-type="float">
            <text:p>7039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8</text:p>
          </table:table-cell>
          <table:table-cell office:value-type="float" office:value="5.733966" calcext:value-type="float">
            <text:p>5.733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50" calcext:value-type="float">
            <text:p>73450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9</text:p>
          </table:table-cell>
          <table:table-cell office:value-type="float" office:value="6.402192" calcext:value-type="float">
            <text:p>6.40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17" calcext:value-type="float">
            <text:p>75717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10</text:p>
          </table:table-cell>
          <table:table-cell office:value-type="float" office:value="6.79161" calcext:value-type="float">
            <text:p>6.79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81" calcext:value-type="float">
            <text:p>61981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1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test252" table:style-name="ta1">
        <table:shapes>
          <draw:frame draw:z-index="0" draw:style-name="gr1" draw:text-style-name="P1" svg:width="159.99mm" svg:height="89.99mm" svg:x="129.33mm" svg:y="94.23mm">
            <loext:p draw:notify-on-update-of-ranges="test252.B1:test252.B1 test252.B2:test252.B36 test252.C1:test252.C1 test252.C2:test252.C36 test252.D1:test252.D1 test252.D2:test252.D36 test252.E1:test252.E1 test252.E2:test252.E36 test252.F1:test252.F1 test252.F2:test252.F36 test252.G1:test252.G1 test252.G2:test252.G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2.86mm" svg:y="0.01mm">
            <loext:p draw:notify-on-update-of-ranges="test252.B2:test252.B36 test252.C1:test252.C1 test252.C2:test252.C36 test252.D1:test252.D1 test252.D2:test252.D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2.86mm" svg:y="94.83mm">
            <loext:p draw:notify-on-update-of-ranges="test252.B2:test252.B36 test252.G1:test252.G1 test252.G2:test252.G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37</text:p>
          </table:table-cell>
          <table:table-cell office:value-type="float" office:value="0.007371" calcext:value-type="float">
            <text:p>0.007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49" calcext:value-type="float">
            <text:p>6744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38</text:p>
          </table:table-cell>
          <table:table-cell office:value-type="float" office:value="0.0079" calcext:value-type="float">
            <text:p>0.0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831" calcext:value-type="float">
            <text:p>9083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39</text:p>
          </table:table-cell>
          <table:table-cell office:value-type="float" office:value="0.005836" calcext:value-type="float">
            <text:p>0.005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947" calcext:value-type="float">
            <text:p>7294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0</text:p>
          </table:table-cell>
          <table:table-cell office:value-type="float" office:value="0.005619" calcext:value-type="float">
            <text:p>0.005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66" calcext:value-type="float">
            <text:p>652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1</text:p>
          </table:table-cell>
          <table:table-cell office:value-type="float" office:value="0.005152" calcext:value-type="float">
            <text:p>0.005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61" calcext:value-type="float">
            <text:p>5736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2</text:p>
          </table:table-cell>
          <table:table-cell office:value-type="float" office:value="0.006428" calcext:value-type="float">
            <text:p>0.006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52" calcext:value-type="float">
            <text:p>7505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3</text:p>
          </table:table-cell>
          <table:table-cell office:value-type="float" office:value="0.019449" calcext:value-type="float">
            <text:p>0.019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63" calcext:value-type="float">
            <text:p>6886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4</text:p>
          </table:table-cell>
          <table:table-cell office:value-type="float" office:value="0.008515" calcext:value-type="float">
            <text:p>0.008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82" calcext:value-type="float">
            <text:p>7618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5</text:p>
          </table:table-cell>
          <table:table-cell office:value-type="float" office:value="0.007639" calcext:value-type="float">
            <text:p>0.007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55" calcext:value-type="float">
            <text:p>8005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6</text:p>
          </table:table-cell>
          <table:table-cell office:value-type="float" office:value="0.007843" calcext:value-type="float">
            <text:p>0.00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40" calcext:value-type="float">
            <text:p>8064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7</text:p>
          </table:table-cell>
          <table:table-cell office:value-type="float" office:value="0.019325" calcext:value-type="float">
            <text:p>0.019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44" calcext:value-type="float">
            <text:p>7044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8</text:p>
          </table:table-cell>
          <table:table-cell office:value-type="float" office:value="0.011611" calcext:value-type="float">
            <text:p>0.011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974" calcext:value-type="float">
            <text:p>8697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9</text:p>
          </table:table-cell>
          <table:table-cell office:value-type="float" office:value="0.010549" calcext:value-type="float">
            <text:p>0.010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27" calcext:value-type="float">
            <text:p>8232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0</text:p>
          </table:table-cell>
          <table:table-cell office:value-type="float" office:value="0.016383" calcext:value-type="float">
            <text:p>0.016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37" calcext:value-type="float">
            <text:p>6723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1</text:p>
          </table:table-cell>
          <table:table-cell office:value-type="float" office:value="0.009541" calcext:value-type="float">
            <text:p>0.009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04" calcext:value-type="float">
            <text:p>6850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2</text:p>
          </table:table-cell>
          <table:table-cell office:value-type="float" office:value="0.025622" calcext:value-type="float">
            <text:p>0.025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44" calcext:value-type="float">
            <text:p>72844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3</text:p>
          </table:table-cell>
          <table:table-cell office:value-type="float" office:value="0.029644" calcext:value-type="float">
            <text:p>0.02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52" calcext:value-type="float">
            <text:p>80052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4</text:p>
          </table:table-cell>
          <table:table-cell office:value-type="float" office:value="0.031994" calcext:value-type="float">
            <text:p>0.03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79" calcext:value-type="float">
            <text:p>75179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5</text:p>
          </table:table-cell>
          <table:table-cell office:value-type="float" office:value="0.018238" calcext:value-type="float">
            <text:p>0.018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54" calcext:value-type="float">
            <text:p>69754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6</text:p>
          </table:table-cell>
          <table:table-cell office:value-type="float" office:value="0.063414" calcext:value-type="float">
            <text:p>0.063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27" calcext:value-type="float">
            <text:p>6322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7</text:p>
          </table:table-cell>
          <table:table-cell office:value-type="float" office:value="0.08725" calcext:value-type="float">
            <text:p>0.0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35" calcext:value-type="float">
            <text:p>8073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8</text:p>
          </table:table-cell>
          <table:table-cell office:value-type="float" office:value="0.054668" calcext:value-type="float">
            <text:p>0.054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08" calcext:value-type="float">
            <text:p>7110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9</text:p>
          </table:table-cell>
          <table:table-cell office:value-type="float" office:value="0.096045" calcext:value-type="float">
            <text:p>0.09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94" calcext:value-type="float">
            <text:p>75194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0</text:p>
          </table:table-cell>
          <table:table-cell office:value-type="float" office:value="0.189091" calcext:value-type="float">
            <text:p>0.189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99" calcext:value-type="float">
            <text:p>7449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1</text:p>
          </table:table-cell>
          <table:table-cell office:value-type="float" office:value="0.527959" calcext:value-type="float">
            <text:p>0.52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46" calcext:value-type="float">
            <text:p>7714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2</text:p>
          </table:table-cell>
          <table:table-cell office:value-type="float" office:value="1.899422" calcext:value-type="float">
            <text:p>1.899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8" calcext:value-type="float">
            <text:p>70008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3</text:p>
          </table:table-cell>
          <table:table-cell office:value-type="float" office:value="3.752501" calcext:value-type="float">
            <text:p>3.752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98" calcext:value-type="float">
            <text:p>66998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4</text:p>
          </table:table-cell>
          <table:table-cell office:value-type="float" office:value="4.191813" calcext:value-type="float">
            <text:p>4.191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46" calcext:value-type="float">
            <text:p>68046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5</text:p>
          </table:table-cell>
          <table:table-cell office:value-type="float" office:value="4.291843" calcext:value-type="float">
            <text:p>4.291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84" calcext:value-type="float">
            <text:p>68484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6</text:p>
          </table:table-cell>
          <table:table-cell office:value-type="float" office:value="4.779475" calcext:value-type="float">
            <text:p>4.779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63" calcext:value-type="float">
            <text:p>71963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7</text:p>
          </table:table-cell>
          <table:table-cell office:value-type="float" office:value="5.213679" calcext:value-type="float">
            <text:p>5.213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63" calcext:value-type="float">
            <text:p>70363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8</text:p>
          </table:table-cell>
          <table:table-cell office:value-type="float" office:value="5.731763" calcext:value-type="float">
            <text:p>5.731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22" calcext:value-type="float">
            <text:p>73422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9</text:p>
          </table:table-cell>
          <table:table-cell office:value-type="float" office:value="6.399873" calcext:value-type="float">
            <text:p>6.39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90" calcext:value-type="float">
            <text:p>7569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10</text:p>
          </table:table-cell>
          <table:table-cell office:value-type="float" office:value="6.788001" calcext:value-type="float">
            <text:p>6.7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48" calcext:value-type="float">
            <text:p>61948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1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2:34:51.439219679</dc:date>
    <meta:editing-duration>PT10M1S</meta:editing-duration>
    <meta:editing-cycles>2</meta:editing-cycles>
    <meta:generator>LibreOffice/5.4.0.3$Linux_X86_64 LibreOffice_project/7556cbc6811c9d992f4064ab9287069087d7f62c</meta:generator>
    <meta:document-statistic meta:table-count="2" meta:cell-count="50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52.B1:test252.G36" chart:data-source-has-labels="both" svg:x="0.32cm" svg:y="0.18cm" svg:width="12.726cm" svg:height="8.64cm">
          <chartooo:coordinate-region svg:x="1.682cm" svg:y="0.18cm" svg:width="11.364cm" svg:height="7.037cm"/>
          <chart:axis chart:dimension="x" chart:name="primary-x" chart:style-name="ch4" chartooo:axis-type="auto">
            <chartooo:date-scale/>
            <chart:categories table:cell-range-address="test252.B2:test252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252.C2:test252.C36" chart:label-cell-address="test252.C1:test252.C1" chart:class="chart:bar">
            <chart:data-point chart:repeated="35"/>
          </chart:series>
          <chart:series chart:style-name="ch8" chart:values-cell-range-address="test252.D2:test252.D36" chart:label-cell-address="test252.D1:test252.D1" chart:class="chart:bar">
            <chart:data-point chart:repeated="35"/>
          </chart:series>
          <chart:series chart:style-name="ch9" chart:values-cell-range-address="test252.E2:test252.E36" chart:label-cell-address="test252.E1:test252.E1" chart:class="chart:bar">
            <chart:data-point chart:repeated="35"/>
          </chart:series>
          <chart:series chart:style-name="ch10" chart:values-cell-range-address="test252.F2:test252.F36" chart:label-cell-address="test252.F1:test252.F1" chart:class="chart:bar">
            <chart:data-point chart:repeated="35"/>
          </chart:series>
          <chart:series chart:style-name="ch11" chart:values-cell-range-address="test252.G2:test252.G36" chart:label-cell-address="test252.G1:test252.G1" chart:class="chart:bar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52.C1:test252.C1</svg:desc>
                </draw:g>
              </table:table-cell>
              <table:table-cell office:value-type="string">
                <text:p>xfertime</text:p>
                <draw:g>
                  <svg:desc>test252.D1:test252.D1</svg:desc>
                </draw:g>
              </table:table-cell>
              <table:table-cell office:value-type="string">
                <text:p>thinktime</text:p>
                <draw:g>
                  <svg:desc>test252.E1:test252.E1</svg:desc>
                </draw:g>
              </table:table-cell>
              <table:table-cell office:value-type="string">
                <text:p>bytes</text:p>
                <draw:g>
                  <svg:desc>test252.F1:test252.F1</svg:desc>
                </draw:g>
              </table:table-cell>
              <table:table-cell office:value-type="string">
                <text:p>transactions</text:p>
                <draw:g>
                  <svg:desc>test252.G1:test25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13:37</text:p>
                <draw:g>
                  <svg:desc>test252.B2:test252.B36</svg:desc>
                </draw:g>
              </table:table-cell>
              <table:table-cell office:value-type="float" office:value="0.007371">
                <text:p>0.007371</text:p>
                <draw:g>
                  <svg:desc>test252.C2:test252.C36</svg:desc>
                </draw:g>
              </table:table-cell>
              <table:table-cell office:value-type="float" office:value="0">
                <text:p>0</text:p>
                <draw:g>
                  <svg:desc>test252.D2:test252.D36</svg:desc>
                </draw:g>
              </table:table-cell>
              <table:table-cell office:value-type="float" office:value="0">
                <text:p>0</text:p>
                <draw:g>
                  <svg:desc>test252.E2:test252.E36</svg:desc>
                </draw:g>
              </table:table-cell>
              <table:table-cell office:value-type="float" office:value="67449">
                <text:p>67449</text:p>
                <draw:g>
                  <svg:desc>test252.F2:test252.F36</svg:desc>
                </draw:g>
              </table:table-cell>
              <table:table-cell office:value-type="float" office:value="240">
                <text:p>240</text:p>
                <draw:g>
                  <svg:desc>test252.G2:test252.G36</svg:desc>
                </draw:g>
              </table:table-cell>
            </table:table-row>
            <table:table-row>
              <table:table-cell office:value-type="string">
                <text:p>17:13:38</text:p>
              </table:table-cell>
              <table:table-cell office:value-type="float" office:value="0.0079">
                <text:p>0.0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831">
                <text:p>908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:13:39</text:p>
              </table:table-cell>
              <table:table-cell office:value-type="float" office:value="0.005836">
                <text:p>0.005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947">
                <text:p>7294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:13:40</text:p>
              </table:table-cell>
              <table:table-cell office:value-type="float" office:value="0.005619">
                <text:p>0.005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266">
                <text:p>652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:13:41</text:p>
              </table:table-cell>
              <table:table-cell office:value-type="float" office:value="0.005152">
                <text:p>0.005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361">
                <text:p>5736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:13:42</text:p>
              </table:table-cell>
              <table:table-cell office:value-type="float" office:value="0.006428">
                <text:p>0.006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052">
                <text:p>7505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7:13:43</text:p>
              </table:table-cell>
              <table:table-cell office:value-type="float" office:value="0.019449">
                <text:p>0.019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863">
                <text:p>6886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:13:44</text:p>
              </table:table-cell>
              <table:table-cell office:value-type="float" office:value="0.008515">
                <text:p>0.008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182">
                <text:p>7618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:13:45</text:p>
              </table:table-cell>
              <table:table-cell office:value-type="float" office:value="0.007639">
                <text:p>0.007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055">
                <text:p>800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:13:46</text:p>
              </table:table-cell>
              <table:table-cell office:value-type="float" office:value="0.007843">
                <text:p>0.007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640">
                <text:p>806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:13:47</text:p>
              </table:table-cell>
              <table:table-cell office:value-type="float" office:value="0.019325">
                <text:p>0.019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444">
                <text:p>7044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7:13:48</text:p>
              </table:table-cell>
              <table:table-cell office:value-type="float" office:value="0.011611">
                <text:p>0.011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974">
                <text:p>8697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:13:49</text:p>
              </table:table-cell>
              <table:table-cell office:value-type="float" office:value="0.010549">
                <text:p>0.010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327">
                <text:p>8232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:13:50</text:p>
              </table:table-cell>
              <table:table-cell office:value-type="float" office:value="0.016383">
                <text:p>0.016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237">
                <text:p>6723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:13:51</text:p>
              </table:table-cell>
              <table:table-cell office:value-type="float" office:value="0.009541">
                <text:p>0.009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504">
                <text:p>6850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:13:52</text:p>
              </table:table-cell>
              <table:table-cell office:value-type="float" office:value="0.025622">
                <text:p>0.025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844">
                <text:p>72844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7:13:53</text:p>
              </table:table-cell>
              <table:table-cell office:value-type="float" office:value="0.029644">
                <text:p>0.029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052">
                <text:p>8005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7:13:54</text:p>
              </table:table-cell>
              <table:table-cell office:value-type="float" office:value="0.031994">
                <text:p>0.03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179">
                <text:p>75179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7:13:55</text:p>
              </table:table-cell>
              <table:table-cell office:value-type="float" office:value="0.018238">
                <text:p>0.018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754">
                <text:p>6975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7:13:56</text:p>
              </table:table-cell>
              <table:table-cell office:value-type="float" office:value="0.063414">
                <text:p>0.063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227">
                <text:p>6322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7:13:57</text:p>
              </table:table-cell>
              <table:table-cell office:value-type="float" office:value="0.08725">
                <text:p>0.08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735">
                <text:p>80735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7:13:58</text:p>
              </table:table-cell>
              <table:table-cell office:value-type="float" office:value="0.054668">
                <text:p>0.054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108">
                <text:p>711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:13:59</text:p>
              </table:table-cell>
              <table:table-cell office:value-type="float" office:value="0.096045">
                <text:p>0.096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194">
                <text:p>7519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7:14:00</text:p>
              </table:table-cell>
              <table:table-cell office:value-type="float" office:value="0.189091">
                <text:p>0.189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499">
                <text:p>74499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7:14:01</text:p>
              </table:table-cell>
              <table:table-cell office:value-type="float" office:value="0.527959">
                <text:p>0.527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146">
                <text:p>77146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17:14:02</text:p>
              </table:table-cell>
              <table:table-cell office:value-type="float" office:value="1.899422">
                <text:p>1.899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008">
                <text:p>70008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17:14:03</text:p>
              </table:table-cell>
              <table:table-cell office:value-type="float" office:value="3.752501">
                <text:p>3.752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998">
                <text:p>6699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7:14:04</text:p>
              </table:table-cell>
              <table:table-cell office:value-type="float" office:value="4.191813">
                <text:p>4.19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046">
                <text:p>68046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7:14:05</text:p>
              </table:table-cell>
              <table:table-cell office:value-type="float" office:value="4.291843">
                <text:p>4.291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484">
                <text:p>68484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7:14:06</text:p>
              </table:table-cell>
              <table:table-cell office:value-type="float" office:value="4.779475">
                <text:p>4.779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963">
                <text:p>71963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7:14:07</text:p>
              </table:table-cell>
              <table:table-cell office:value-type="float" office:value="5.213679">
                <text:p>5.213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363">
                <text:p>7036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7:14:08</text:p>
              </table:table-cell>
              <table:table-cell office:value-type="float" office:value="5.731763">
                <text:p>5.731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3422">
                <text:p>73422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17:14:09</text:p>
              </table:table-cell>
              <table:table-cell office:value-type="float" office:value="6.399873">
                <text:p>6.399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690">
                <text:p>7569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7:14:10</text:p>
              </table:table-cell>
              <table:table-cell office:value-type="float" office:value="6.788001">
                <text:p>6.788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948">
                <text:p>61948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52.B1:test252.D36" chart:data-source-has-labels="both" svg:x="0.32cm" svg:y="0.18cm" svg:width="13.361cm" svg:height="8.64cm">
          <chartooo:coordinate-region svg:x="1.197cm" svg:y="0.18cm" svg:width="12.484cm" svg:height="7.038cm"/>
          <chart:axis chart:dimension="x" chart:name="primary-x" chart:style-name="ch4" chartooo:axis-type="auto">
            <chartooo:date-scale/>
            <chart:categories table:cell-range-address="test252.B2:test252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252.C2:test252.C36" chart:label-cell-address="test252.C1:test252.C1" chart:class="chart:bar">
            <chart:data-point chart:repeated="35"/>
          </chart:series>
          <chart:series chart:style-name="ch8" chart:values-cell-range-address="test252.D2:test252.D36" chart:label-cell-address="test252.D1:test252.D1" chart:class="chart:bar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52.C1:test252.C1</svg:desc>
                </draw:g>
              </table:table-cell>
              <table:table-cell office:value-type="string">
                <text:p>xfertime</text:p>
                <draw:g>
                  <svg:desc>test252.D1:test25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13:37</text:p>
                <draw:g>
                  <svg:desc>test252.B2:test252.B36</svg:desc>
                </draw:g>
              </table:table-cell>
              <table:table-cell office:value-type="float" office:value="0.007371">
                <text:p>0.007371</text:p>
                <draw:g>
                  <svg:desc>test252.C2:test252.C36</svg:desc>
                </draw:g>
              </table:table-cell>
              <table:table-cell office:value-type="float" office:value="0">
                <text:p>0</text:p>
                <draw:g>
                  <svg:desc>test252.D2:test252.D36</svg:desc>
                </draw:g>
              </table:table-cell>
            </table:table-row>
            <table:table-row>
              <table:table-cell office:value-type="string">
                <text:p>17:13:38</text:p>
              </table:table-cell>
              <table:table-cell office:value-type="float" office:value="0.0079">
                <text:p>0.0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39</text:p>
              </table:table-cell>
              <table:table-cell office:value-type="float" office:value="0.005836">
                <text:p>0.00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40</text:p>
              </table:table-cell>
              <table:table-cell office:value-type="float" office:value="0.005619">
                <text:p>0.005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41</text:p>
              </table:table-cell>
              <table:table-cell office:value-type="float" office:value="0.005152">
                <text:p>0.00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42</text:p>
              </table:table-cell>
              <table:table-cell office:value-type="float" office:value="0.006428">
                <text:p>0.006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43</text:p>
              </table:table-cell>
              <table:table-cell office:value-type="float" office:value="0.019449">
                <text:p>0.019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44</text:p>
              </table:table-cell>
              <table:table-cell office:value-type="float" office:value="0.008515">
                <text:p>0.008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45</text:p>
              </table:table-cell>
              <table:table-cell office:value-type="float" office:value="0.007639">
                <text:p>0.007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46</text:p>
              </table:table-cell>
              <table:table-cell office:value-type="float" office:value="0.007843">
                <text:p>0.007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47</text:p>
              </table:table-cell>
              <table:table-cell office:value-type="float" office:value="0.019325">
                <text:p>0.019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48</text:p>
              </table:table-cell>
              <table:table-cell office:value-type="float" office:value="0.011611">
                <text:p>0.01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49</text:p>
              </table:table-cell>
              <table:table-cell office:value-type="float" office:value="0.010549">
                <text:p>0.01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50</text:p>
              </table:table-cell>
              <table:table-cell office:value-type="float" office:value="0.016383">
                <text:p>0.016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51</text:p>
              </table:table-cell>
              <table:table-cell office:value-type="float" office:value="0.009541">
                <text:p>0.009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52</text:p>
              </table:table-cell>
              <table:table-cell office:value-type="float" office:value="0.025622">
                <text:p>0.02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53</text:p>
              </table:table-cell>
              <table:table-cell office:value-type="float" office:value="0.029644">
                <text:p>0.029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54</text:p>
              </table:table-cell>
              <table:table-cell office:value-type="float" office:value="0.031994">
                <text:p>0.03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55</text:p>
              </table:table-cell>
              <table:table-cell office:value-type="float" office:value="0.018238">
                <text:p>0.018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56</text:p>
              </table:table-cell>
              <table:table-cell office:value-type="float" office:value="0.063414">
                <text:p>0.063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57</text:p>
              </table:table-cell>
              <table:table-cell office:value-type="float" office:value="0.08725">
                <text:p>0.08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58</text:p>
              </table:table-cell>
              <table:table-cell office:value-type="float" office:value="0.054668">
                <text:p>0.054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3:59</text:p>
              </table:table-cell>
              <table:table-cell office:value-type="float" office:value="0.096045">
                <text:p>0.096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00</text:p>
              </table:table-cell>
              <table:table-cell office:value-type="float" office:value="0.189091">
                <text:p>0.189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01</text:p>
              </table:table-cell>
              <table:table-cell office:value-type="float" office:value="0.527959">
                <text:p>0.527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02</text:p>
              </table:table-cell>
              <table:table-cell office:value-type="float" office:value="1.899422">
                <text:p>1.899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03</text:p>
              </table:table-cell>
              <table:table-cell office:value-type="float" office:value="3.752501">
                <text:p>3.75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04</text:p>
              </table:table-cell>
              <table:table-cell office:value-type="float" office:value="4.191813">
                <text:p>4.19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05</text:p>
              </table:table-cell>
              <table:table-cell office:value-type="float" office:value="4.291843">
                <text:p>4.29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06</text:p>
              </table:table-cell>
              <table:table-cell office:value-type="float" office:value="4.779475">
                <text:p>4.779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07</text:p>
              </table:table-cell>
              <table:table-cell office:value-type="float" office:value="5.213679">
                <text:p>5.213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08</text:p>
              </table:table-cell>
              <table:table-cell office:value-type="float" office:value="5.731763">
                <text:p>5.73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09</text:p>
              </table:table-cell>
              <table:table-cell office:value-type="float" office:value="6.399873">
                <text:p>6.39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10</text:p>
              </table:table-cell>
              <table:table-cell office:value-type="float" office:value="6.788001">
                <text:p>6.788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52.B2:test252.B36 test252.G1:test252.G36" chart:data-source-has-labels="both" svg:x="0.32cm" svg:y="0.18cm" svg:width="12.726cm" svg:height="8.64cm">
          <chartooo:coordinate-region svg:x="1.312cm" svg:y="0.18cm" svg:width="11.734cm" svg:height="7.037cm"/>
          <chart:axis chart:dimension="x" chart:name="primary-x" chart:style-name="ch4" chartooo:axis-type="auto">
            <chartooo:date-scale/>
            <chart:categories table:cell-range-address="test252.B2:test252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252.G2:test252.G36" chart:label-cell-address="test252.G1:test252.G1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52.G1:test25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13:37</text:p>
                <draw:g>
                  <svg:desc>test252.B2:test252.B36</svg:desc>
                </draw:g>
              </table:table-cell>
              <table:table-cell office:value-type="float" office:value="240">
                <text:p>240</text:p>
                <draw:g>
                  <svg:desc>test252.G2:test252.G36</svg:desc>
                </draw:g>
              </table:table-cell>
            </table:table-row>
            <table:table-row>
              <table:table-cell office:value-type="string">
                <text:p>17:13:3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:13:3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:13: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:13:4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:13:4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7:13:4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:13:4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:13:4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:13:4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:13:4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7:13:4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:13:4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:13:5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:13:5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:13:52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7:13:5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7:13:5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7:13:5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7:13:56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7:13:57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7:13:5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:13:59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7:14:0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7:14:01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17:14:02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17:14:03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7:14:04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7:14:05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7:14:0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7:14:0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7:14:08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17:14:0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7:14:10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new.C1:new.D36" chart:data-source-has-labels="row" svg:x="0.32cm" svg:y="0.18cm" svg:width="13.361cm" svg:height="8.64cm">
          <chartooo:coordinate-region svg:x="0.756cm" svg:y="0.353cm" svg:width="12.925cm" svg:height="7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ew.C2:new.C36" chart:label-cell-address="new.C1:new.C1" chart:class="chart:bar">
            <chart:data-point chart:repeated="35"/>
          </chart:series>
          <chart:series chart:style-name="ch8" chart:values-cell-range-address="new.D2:new.D36" chart:label-cell-address="new.D1:new.D1" chart:class="chart:bar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new.C1:new.C1</svg:desc>
                </draw:g>
              </table:table-cell>
              <table:table-cell office:value-type="string">
                <text:p>xfertime</text:p>
                <draw:g>
                  <svg:desc>new.D1:new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371">
                <text:p>0.007371</text:p>
                <draw:g>
                  <svg:desc>new.C2:new.C36</svg:desc>
                </draw:g>
              </table:table-cell>
              <table:table-cell office:value-type="float" office:value="0">
                <text:p>0</text:p>
                <draw:g>
                  <svg:desc>new.D2:new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92">
                <text:p>0.00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85">
                <text:p>0.00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33">
                <text:p>0.00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165">
                <text:p>0.00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438">
                <text:p>0.006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473">
                <text:p>0.019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525">
                <text:p>0.008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649">
                <text:p>0.007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853">
                <text:p>0.007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344">
                <text:p>0.019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621">
                <text:p>0.01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558">
                <text:p>0.010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396">
                <text:p>0.016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549">
                <text:p>0.009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64">
                <text:p>0.0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9663">
                <text:p>0.029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014">
                <text:p>0.03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249">
                <text:p>0.018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454">
                <text:p>0.063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297">
                <text:p>0.087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696">
                <text:p>0.054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6093">
                <text:p>0.09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9185">
                <text:p>0.1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8221">
                <text:p>0.528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00289">
                <text:p>1.900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54036">
                <text:p>3.75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93562">
                <text:p>4.193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93635">
                <text:p>4.293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81695">
                <text:p>4.78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15682">
                <text:p>5.215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33966">
                <text:p>5.73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02192">
                <text:p>6.40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9161">
                <text:p>6.7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new.F1:new.F36" chart:data-source-has-labels="row" svg:x="0.32cm" svg:y="0.18cm" svg:width="13.758cm" svg:height="8.64cm">
          <chartooo:coordinate-region svg:x="1.682cm" svg:y="0.354cm" svg:width="12.396cm" svg:height="7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ew.F2:new.F36" chart:label-cell-address="new.F1:new.F1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new.F1:new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449">
                <text:p>67449</text:p>
                <draw:g>
                  <svg:desc>new.F2:new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058">
                <text:p>91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130">
                <text:p>731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430">
                <text:p>65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505">
                <text:p>57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170">
                <text:p>75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949">
                <text:p>68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278">
                <text:p>76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55">
                <text:p>80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741">
                <text:p>80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513">
                <text:p>70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047">
                <text:p>87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395">
                <text:p>82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293">
                <text:p>67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561">
                <text:p>68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896">
                <text:p>72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102">
                <text:p>80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226">
                <text:p>75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798">
                <text:p>697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266">
                <text:p>63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779">
                <text:p>80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144">
                <text:p>71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232">
                <text:p>75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537">
                <text:p>74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184">
                <text:p>77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40">
                <text:p>700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026">
                <text:p>67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074">
                <text:p>68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512">
                <text:p>68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996">
                <text:p>71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390">
                <text:p>703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450">
                <text:p>734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717">
                <text:p>757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981">
                <text:p>61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new.G1:new.G36" chart:data-source-has-labels="row" svg:x="0.32cm" svg:y="0.18cm" svg:width="12.726cm" svg:height="8.64cm">
          <chartooo:coordinate-region svg:x="1.312cm" svg:y="0.354cm" svg:width="11.734cm" svg:height="7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ew.G2:new.G36" chart:label-cell-address="new.G1:new.G1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new.G1:new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new.G2:new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4.226cm" svg:y="0.315cm" chart:style-name="ch2">
          <text:p>test 252, s3 low-level response times</text:p>
        </chart:title>
        <chart:legend chart:legend-position="end" svg:x="14.134cm" svg:y="4.227cm" style:legend-expansion="high" chart:style-name="ch3"/>
        <chart:plot-area chart:style-name="ch4" table:cell-range-address="new.G1:new.G36 new.C1:new.C36" chart:data-source-has-labels="row" svg:x="1.279cm" svg:y="1.248cm" svg:width="12.535cm" svg:height="6.643cm">
          <chartooo:coordinate-region svg:x="1.715cm" svg:y="1.421cm" svg:width="11.727cm" svg:height="5.876cm"/>
          <chart:axis chart:dimension="x" chart:name="primary-x" chart:style-name="ch5">
            <chart:title svg:x="6.774cm" svg:y="8.071cm" chart:style-name="ch6">
              <text:p>Load, R/S</text:p>
            </chart:title>
          </chart:axis>
          <chart:axis chart:dimension="y" chart:name="primary-y" chart:style-name="ch5">
            <chart:title svg:x="0.451cm" svg:y="5.169cm" chart:style-name="ch7">
              <text:p>Time, S</text:p>
            </chart:title>
            <chart:grid chart:style-name="ch8" chart:class="major"/>
          </chart:axis>
          <chart:series chart:style-name="ch9" chart:values-cell-range-address="new.C2:new.C36" chart:label-cell-address="new.C1:new.C1" chart:class="chart:scatter">
            <chart:domain table:cell-range-address="new.G2:new.G36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new.C1:new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new.G2:new.G36</svg:desc>
                </draw:g>
              </table:table-cell>
              <table:table-cell office:value-type="float" office:value="0.007371">
                <text:p>0.007371</text:p>
                <draw:g>
                  <svg:desc>new.C2:new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0585">
                <text:p>0.00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05633">
                <text:p>0.005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05165">
                <text:p>0.005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3">
                <text:p>633</text:p>
              </table:table-cell>
              <table:table-cell office:value-type="float" office:value="0.006438">
                <text:p>0.006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">
                <text:p>799</text:p>
              </table:table-cell>
              <table:table-cell office:value-type="float" office:value="0.019473">
                <text:p>0.019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">
                <text:p>799</text:p>
              </table:table-cell>
              <table:table-cell office:value-type="float" office:value="0.008525">
                <text:p>0.008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9">
                <text:p>799</text:p>
              </table:table-cell>
              <table:table-cell office:value-type="float" office:value="0.007649">
                <text:p>0.007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9">
                <text:p>799</text:p>
              </table:table-cell>
              <table:table-cell office:value-type="float" office:value="0.007853">
                <text:p>0.007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0.019344">
                <text:p>0.019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">
                <text:p>1199</text:p>
              </table:table-cell>
              <table:table-cell office:value-type="float" office:value="0.011621">
                <text:p>0.011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9">
                <text:p>1199</text:p>
              </table:table-cell>
              <table:table-cell office:value-type="float" office:value="0.010558">
                <text:p>0.010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9">
                <text:p>1199</text:p>
              </table:table-cell>
              <table:table-cell office:value-type="float" office:value="0.016396">
                <text:p>0.016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9">
                <text:p>1199</text:p>
              </table:table-cell>
              <table:table-cell office:value-type="float" office:value="0.009549">
                <text:p>0.009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1">
                <text:p>1421</text:p>
              </table:table-cell>
              <table:table-cell office:value-type="float" office:value="0.02564">
                <text:p>0.02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029663">
                <text:p>0.029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9">
                <text:p>1599</text:p>
              </table:table-cell>
              <table:table-cell office:value-type="float" office:value="0.032014">
                <text:p>0.032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9">
                <text:p>1599</text:p>
              </table:table-cell>
              <table:table-cell office:value-type="float" office:value="0.018249">
                <text:p>0.018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9">
                <text:p>1599</text:p>
              </table:table-cell>
              <table:table-cell office:value-type="float" office:value="0.063454">
                <text:p>0.063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9">
                <text:p>1859</text:p>
              </table:table-cell>
              <table:table-cell office:value-type="float" office:value="0.087297">
                <text:p>0.087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9">
                <text:p>1999</text:p>
              </table:table-cell>
              <table:table-cell office:value-type="float" office:value="0.054696">
                <text:p>0.054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1">
                <text:p>1991</text:p>
              </table:table-cell>
              <table:table-cell office:value-type="float" office:value="0.096093">
                <text:p>0.096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0.189185">
                <text:p>0.189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1">
                <text:p>2011</text:p>
              </table:table-cell>
              <table:table-cell office:value-type="float" office:value="0.528221">
                <text:p>0.528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9">
                <text:p>2189</text:p>
              </table:table-cell>
              <table:table-cell office:value-type="float" office:value="1.900289">
                <text:p>1.900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45">
                <text:p>2445</text:p>
              </table:table-cell>
              <table:table-cell office:value-type="float" office:value="3.754036">
                <text:p>3.754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97">
                <text:p>2397</text:p>
              </table:table-cell>
              <table:table-cell office:value-type="float" office:value="4.193562">
                <text:p>4.193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5">
                <text:p>2395</text:p>
              </table:table-cell>
              <table:table-cell office:value-type="float" office:value="4.293635">
                <text:p>4.2936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53">
                <text:p>2153</text:p>
              </table:table-cell>
              <table:table-cell office:value-type="float" office:value="4.781695">
                <text:p>4.781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3">
                <text:p>2603</text:p>
              </table:table-cell>
              <table:table-cell office:value-type="float" office:value="5.215682">
                <text:p>5.215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1">
                <text:p>2601</text:p>
              </table:table-cell>
              <table:table-cell office:value-type="float" office:value="5.733966">
                <text:p>5.733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9">
                <text:p>2759</text:p>
              </table:table-cell>
              <table:table-cell office:value-type="float" office:value="6.402192">
                <text:p>6.402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1">
                <text:p>1881</text:p>
              </table:table-cell>
              <table:table-cell office:value-type="float" office:value="6.79161">
                <text:p>6.79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66cm" svg:height="8.767cm" xlink:href=".." xlink:type="simple" chart:class="chart:scatter" chart:column-mapping="1 0" chart:style-name="ch1">
        <chart:title svg:x="5.979cm" svg:y="0.31cm" chart:style-name="ch2">
          <text:p>test 252, detail of s3 performance</text:p>
        </chart:title>
        <chart:legend chart:legend-position="end" svg:x="15.067cm" svg:y="3.888cm" style:legend-expansion="high" chart:style-name="ch3"/>
        <chart:plot-area chart:style-name="ch4" table:cell-range-address="new.G1:new.G17 new.C1:new.C17" chart:data-source-has-labels="row" svg:x="1.334cm" svg:y="1.238cm" svg:width="13.358cm" svg:height="6.425cm">
          <chartooo:coordinate-region svg:x="2.432cm" svg:y="1.411cm" svg:width="11.888cm" svg:height="5.658cm"/>
          <chart:axis chart:dimension="x" chart:name="primary-x" chart:style-name="ch5">
            <chart:title svg:x="6.368cm" svg:y="7.838cm" chart:style-name="ch6">
              <text:p>Load, request/Second</text:p>
            </chart:title>
          </chart:axis>
          <chart:axis chart:dimension="y" chart:name="primary-y" chart:style-name="ch5">
            <chart:title svg:x="0.451cm" svg:y="5.579cm" chart:style-name="ch7">
              <text:p>Time, Seconds</text:p>
            </chart:title>
            <chart:grid chart:style-name="ch8" chart:class="major"/>
          </chart:axis>
          <chart:series chart:style-name="ch9" chart:values-cell-range-address="new.C2:new.C17" chart:label-cell-address="new.C1:new.C1" chart:class="chart:scatter">
            <chart:domain table:cell-range-address="new.G2:new.G17"/>
            <chart:regression-curve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new.C1:new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new.G2:new.G17</svg:desc>
                </draw:g>
              </table:table-cell>
              <table:table-cell office:value-type="float" office:value="0.007371">
                <text:p>0.007371</text:p>
                <draw:g>
                  <svg:desc>new.C2:new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0585">
                <text:p>0.00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05633">
                <text:p>0.005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05165">
                <text:p>0.005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3">
                <text:p>633</text:p>
              </table:table-cell>
              <table:table-cell office:value-type="float" office:value="0.006438">
                <text:p>0.006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">
                <text:p>799</text:p>
              </table:table-cell>
              <table:table-cell office:value-type="float" office:value="0.019473">
                <text:p>0.019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">
                <text:p>799</text:p>
              </table:table-cell>
              <table:table-cell office:value-type="float" office:value="0.008525">
                <text:p>0.008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9">
                <text:p>799</text:p>
              </table:table-cell>
              <table:table-cell office:value-type="float" office:value="0.007649">
                <text:p>0.007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9">
                <text:p>799</text:p>
              </table:table-cell>
              <table:table-cell office:value-type="float" office:value="0.007853">
                <text:p>0.007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0.019344">
                <text:p>0.019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">
                <text:p>1199</text:p>
              </table:table-cell>
              <table:table-cell office:value-type="float" office:value="0.011621">
                <text:p>0.011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9">
                <text:p>1199</text:p>
              </table:table-cell>
              <table:table-cell office:value-type="float" office:value="0.010558">
                <text:p>0.010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9">
                <text:p>1199</text:p>
              </table:table-cell>
              <table:table-cell office:value-type="float" office:value="0.016396">
                <text:p>0.016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9">
                <text:p>1199</text:p>
              </table:table-cell>
              <table:table-cell office:value-type="float" office:value="0.009549">
                <text:p>0.009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1">
                <text:p>1421</text:p>
              </table:table-cell>
              <table:table-cell office:value-type="float" office:value="0.02564">
                <text:p>0.025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